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união 08/12/2014 c Massimo e Marília em Spaulo</text:h>
      <text:p text:style-name="Standard"/>
      <text:p text:style-name="Standard">Colocado o texto para discussão: <text:a xlink:type="simple" xlink:href="https://github.com/ttm/tese/blob/master/ApresentacoesArtigos/fisicaAntropologica/fisAntEpercolacaoSocial.pdf?raw=true">https://github.com/ttm/tese/blob/master/ApresentacoesArtigos/fisicaAntropologica/fisAntEpercolacaoSocial.pdf?raw=true</text:a></text:p>
      <text:p text:style-name="Standard"/>
      <text:p text:style-name="Standard">As indicações do Massimo foram:</text:p>
      <text:list xml:id="list1811993505" text:style-name="L1">
        <text:list-item>
          <text:p text:style-name="P1">Articulação com Yvonne (ou alguém do IEASC) para vincular a pesquisa ao IEA por ela ser transdisciplinar. Devo agilizar isso semana que vem.</text:p>
        </text:list-item>
        <text:list-item>
          <text:p text:style-name="P1">Leitura de textos para aprofundamento e compatibilização com o arcabouço antropológico:</text:p>
          <text:list>
            <text:list-item>
              <text:p text:style-name="P1">Geertz, Interpretação da Cultura, Capítulo 1</text:p>
            </text:list-item>
            <text:list-item>
              <text:p text:style-name="P1">Ensaio de Bateson e Wiener. Ensaio do Massimo que discorre sobre, sendo comentado aqui: <text:a xlink:type="simple" xlink:href="https://docs.google.com/document/d/10MdFIHnHfwshu8A_bx6NLYlVnzGMYGhi2yu_WXCDONo/edit">https://docs.google.com/document/d/10MdFIHnHfwshu8A_bx6NLYlVnzGMYGhi2yu_WXCDONo/edit</text:a></text:p>
            </text:list-item>
            <text:list-item>
              <text:p text:style-name="P1">Clifford</text:p>
            </text:list-item>
          </text:list>
        </text:list-item>
      </text:list>
      <text:p text:style-name="Standard"/>
      <text:p text:style-name="Standard">Outro título destacado foi e “Ecologia da Mente” do Bateson. Uma questão sobre a qual Massimo se mostrou particularmente interessado é no desafio da complexidade e na fronteira de exatas com humanas.</text:p>
      <text:p text:style-name="Standard"/>
      <text:p text:style-name="Standard">Uma proposta da Marília foi integrar pesquisa no grupo Nexus, para acompanhamento da questão autoritária e das redes e refletir sobre estes experimentos, talvez como parte já da pesquisa empírica.</text:p>
      <text:p text:style-name="Standard"/>
      <text:p text:style-name="Standard">De minha parte, percebi a necessidade de uma organização ontológica e de vocabulário da pesquisa. Há várias áreas do conhecimento envolvidas e, para encurtar o discurso e facilitar os processos mentais, há muitos jargões, considerados corta-caminhos lucidamente, mas que possuem significados distintos igualmente usuai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Fabbri</meta:initial-creator>
    <meta:creation-date>2014-12-11T11:34:58</meta:creation-date>
    <dc:date>2014-12-11T12:17:18</dc:date>
    <dc:creator>R Fabbri</dc:creator>
    <meta:editing-duration>PT24M19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11" meta:word-count="186" meta:character-count="1405" meta:non-whitespace-character-count="1235"/>
  </office:meta>
</office:document-meta>
</file>